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4">
      <style:text-properties fo:background-color="#ffff00"/>
    </style:style>
    <style:style style:name="P3" style:family="paragraph" style:parent-style-name="Heading_20_4">
      <style:text-properties fo:background-color="transparent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0cde3" officeooo:paragraph-rsid="0010cde3" style:font-weight-asian="bold" style:font-weight-complex="bold"/>
    </style:style>
    <style:style style:name="P7" style:family="paragraph" style:parent-style-name="Standard" style:list-style-name="L1">
      <style:text-properties fo:font-weight="bold" officeooo:rsid="0010cde3" officeooo:paragraph-rsid="0010cde3" style:font-weight-asian="bold" style:font-weight-complex="bold"/>
    </style:style>
    <style:style style:name="P8" style:family="paragraph" style:parent-style-name="Standard" style:list-style-name="L1">
      <style:text-properties fo:font-weight="bold" officeooo:rsid="001329cb" officeooo:paragraph-rsid="001329cb" style:font-weight-asian="bold" style:font-weight-complex="bold"/>
    </style:style>
    <style:style style:name="P9" style:family="paragraph" style:parent-style-name="Standard" style:list-style-name="L2">
      <style:text-properties fo:font-weight="bold" officeooo:rsid="001329cb" officeooo:paragraph-rsid="001329cb" style:font-weight-asian="bold" style:font-weight-complex="bold"/>
    </style:style>
    <style:style style:name="P10" style:family="paragraph" style:parent-style-name="Standard">
      <style:text-properties fo:color="#c9211e" loext:opacity="100%" fo:font-weight="bold" officeooo:rsid="0010cde3" officeooo:paragraph-rsid="0010cde3" style:font-weight-asian="bold" style:font-weight-complex="bold"/>
    </style:style>
    <style:style style:name="P11" style:family="paragraph" style:parent-style-name="Standard" style:list-style-name="L1">
      <style:text-properties style:text-underline-style="solid" style:text-underline-width="auto" style:text-underline-color="font-color" fo:font-weight="bold" officeooo:rsid="001281c7" officeooo:paragraph-rsid="001281c7" style:font-weight-asian="bold" style:font-weight-complex="bold"/>
    </style:style>
    <style:style style:name="P12" style:family="paragraph" style:parent-style-name="Standard" style:list-style-name="L1">
      <style:text-properties style:text-underline-style="solid" style:text-underline-width="auto" style:text-underline-color="font-color" fo:font-weight="bold" officeooo:rsid="001329cb" officeooo:paragraph-rsid="001329cb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fo:background-color="transparent" loext:char-shading-value="0" style:font-weight-asian="bold"/>
    </style:style>
    <style:style style:name="T3" style:family="text">
      <style:text-properties fo:font-style="italic" fo:font-weight="bold" fo:background-color="transparent" loext:char-shading-value="0" style:font-style-asian="italic" style:font-weight-asian="bold"/>
    </style:style>
    <style:style style:name="T4" style:family="text">
      <style:text-properties fo:font-style="italic" fo:background-color="#ffff00" loext:char-shading-value="0" style:font-style-asian="italic"/>
    </style:style>
    <style:style style:name="T5" style:family="text">
      <style:text-properties officeooo:rsid="0010cde3"/>
    </style:style>
    <style:style style:name="T6" style:family="text">
      <style:text-properties fo:background-color="transparent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alta</text:p>
      <text:p text:style-name="Standard">conexion usuarios(peter tiene la luz) LISTO</text:p>
      <text:p text:style-name="Standard">conexión a marcas LISTO</text:p>
      <text:p text:style-name="Standard">conexión a categorías LISTO</text:p>
      <text:p text:style-name="Standard">conexión a proveedores LISTO</text:p>
      <text:p text:style-name="Standard">conexión a productos <text:span text:style-name="T5">listo</text:span></text:p>
      <text:p text:style-name="Standard">conexión a clientes LISTO</text:p>
      <text:p text:style-name="Standard">conexión a ventas(<text:span text:style-name="T5">FALTA</text:span>)</text:p>
      <text:p text:style-name="Standard">conexión a compras(<text:span text:style-name="T5">FALTA</text:span>)</text:p>
      <text:p text:style-name="Standard"/>
      <text:p text:style-name="Standard"/>
      <text:p text:style-name="Standard">NOTA:</text:p>
      <text:p text:style-name="Standard"/>
      <text:p text:style-name="Standard">También desarrollar base de datos para intentar relacionarlas con los datos en clases dominio... LISTO</text:p>
      <text:p text:style-name="Standard"/>
      <text:p text:style-name="Standard"/>
      <text:p text:style-name="P10">PARA LA ENTREGA DEL DIA O DIAS DEL 7 DE JULIO AL 10 U 11</text:p>
      <text:p text:style-name="P1"/>
      <text:p text:style-name="P6">FALTA</text:p>
      <text:p text:style-name="P6"/>
      <text:p text:style-name="P6"><text:tab/></text:p>
      <text:p text:style-name="P6"/>
      <text:list xml:id="list771699102" text:style-name="L1">
        <text:list-item>
          <text:p text:style-name="P7">Centralizar ESTILOS</text:p>
        </text:list-item>
        <text:list-item>
          <text:p text:style-name="P8">DESARROLLAR </text:p>
        </text:list-item>
      </text:list>
      <text:list xml:id="list3214777576" text:style-name="L2">
        <text:list-item>
          <text:p text:style-name="P9">COMPRAS(<text:span text:style-name="T8">RELACIONADA CON PROVEEDORES</text:span>)</text:p>
        </text:list-item>
        <text:list-item>
          <text:p text:style-name="P9">VENTAS(RECORDAR VER COMERCIO EN CAMPUS) CADA VENTA A UN CLIENTE REGISTRADO SE GENERA UNA FACTURA..ETC.</text:p>
        </text:list-item>
      </text:list>
      <text:list xml:id="list200742729053188" text:continue-list="list771699102" text:style-name="L1">
        <text:list-item>
          <text:p text:style-name="P7">Validaciones en cada caso</text:p>
        </text:list-item>
        <text:list-item>
          <text:p text:style-name="P11">TERMINAR LOS ABMS(en desarrollo)</text:p>
        </text:list-item>
        <text:list-item>
          <text:p text:style-name="P12">añadir filtros</text:p>
        </text:list-item>
      </text:list>
      <text:p text:style-name="P1"/>
      <text:h text:style-name="Heading_20_2" text:outline-level="2">Hitos de TPC</text:h>
      <text:section text:style-name="Sect1" text:name="Sect1">
        <text:p text:style-name="Text_20_body"/>
      </text:section>
      <text:section text:style-name="Sect1" text:name="Sect2">
        <text:h text:style-name="Heading_20_4" text:outline-level="4">Etapa 1</text:h>
        <text:p text:style-name="Text_20_body"><text:bookmark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<text:p text:style-name="Text_20_body"/>
        <text:h text:style-name="P3" text:outline-level="4">Etapa 2</text:h>
        <text:p text:style-name="Text_20_body"><text:span text:style-name="Fuente_20_de_20_párrafo_20_predeter."><text:span text:style-name="T6">Para la segunda etapa del TPC se solicita:<text:line-break/>- completar y corregir las cuestiones pendientes de la primera etapa,<text:line-break/>- desarrollar todos los ABMs y listados de las entidades administrables de la aplicación, pero </text:span></text:span><text:span text:style-name="Fuente_20_de_20_párrafo_20_predeter."><text:span text:style-name="T2">NO de las que correspondan a funcionalidad core</text:span></text:span><text:span text:style-name="Fuente_20_de_20_párrafo_20_predeter."><text:span text:style-name="T6"> (Turnos, Incidencia, Venta o Mesas)</text:span></text:span></text:p>
        <text:p text:style-name="Text_20_body"><text:soft-page-break/><text:span text:style-name="Fuente_20_de_20_párrafo_20_predeter."><text:span text:style-name="T6"><text:line-break/></text:span></text:span><text:span text:style-name="Fuente_20_de_20_párrafo_20_predeter."><text:span text:style-name="T3">Nota:</text:span></text:span><text:span text:style-name="Fuente_20_de_20_párrafo_20_predeter."><text:span text:style-name="T6"> tener en cuenta validaciones, diseño visual, seguir ampliando/corrigiendo el modelo.</text:span></text:span></text:p>
        <text:h text:style-name="P2" text:outline-level="4">Etapa 3</text:h>
        <text:p text:style-name="Text_20_body"><text:span text:style-name="T1">Para la tercera etapa del TPC deberán construir:<text:line-break/>- La funcionalidad del core de la aplicación (turnos: nuevo, re programar; mesa: abrir, generar pedido, cerrar; ventas: comprar, vender, etc.).<text:line-break/></text:span><text:span text:style-name="Fuente_20_de_20_párrafo_20_predeter."><text:span text:style-name="T4">- Las funcionalidades que aportan valor de agregado al core (búsquedas dinámicas, registrarse, olvidé mi pass, etc.).</text:span></text:span><text:span text:style-name="T1"><text:line-break/>- Validaciones a lo largo de la aplicación: tipos de datos, requeridos, formatos.</text:span></text:p>
        <text:p text:style-name="Text_20_body"/>
        <text:h text:style-name="Heading_20_4" text:outline-level="4">Etapa Final</text:h>
        <text:p text:style-name="Text_20_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</text:section>
      <text:section text:style-name="Sect1" text:name="Sect3">
        <text:p text:style-name="P1"/>
        <text:p text:style-name="Standard"/>
        <text:p text:style-name="Standard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creation-date>2023-06-18T16:13:00Z</meta:creation-date>
    <dc:date>2023-07-02T20:07:33.022000000</dc:date>
    <meta:editing-cycles>27</meta:editing-cycles>
    <meta:editing-duration>PT1H5M38S</meta:editing-duration>
    <meta:document-statistic meta:table-count="0" meta:image-count="0" meta:object-count="0" meta:page-count="2" meta:paragraph-count="31" meta:word-count="345" meta:character-count="2169" meta:non-whitespace-character-count="1858"/>
    <meta:template xlink:type="simple" xlink:actuate="onRequest" xlink:title="" xlink:href="Normal"/>
  </office:meta>
</office:document-meta>
</file>